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118"/>
    <style:style style:name="ce3" style:family="table-cell" style:parent-style-name="Default" style:data-style-name="N61"/>
    <style:style style:name="ce4" style:family="table-cell" style:parent-style-name="Default" style:data-style-name="N0"/>
    <style:style style:name="ce5" style:family="table-cell" style:parent-style-name="Default" style:data-style-name="N1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float" office:value="10">
            <text:p>10</text:p>
          </table:table-cell>
          <table:table-cell office:value-type="float" office:value="1.1469">
            <text:p>1.147E+00</text:p>
          </table:table-cell>
          <table:table-cell table:style-name="ce5" table:formula="of:=([.B1]-2/SQRT(PI()))/(2/SQRT(PI()))" office:value-type="percentage" office:value="0.0164136608017682">
            <text:p>1.64%</text:p>
          </table:table-cell>
          <table:table-cell office:value-type="float" office:value="2.241">
            <text:p>2.241</text:p>
          </table:table-cell>
          <table:table-cell table:style-name="ce1" table:formula="of:=[.D1]/(1+[.C1])" office:value-type="float" office:value="2.20481098043512">
            <text:p>2.205E+00</text:p>
          </table:table-cell>
          <table:table-cell table:style-name="ce5" table:formula="of:=([.D1]-2.1295)/2.1295" office:value-type="percentage" office:value="0.0523597088518431">
            <text:p>5.24%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.1361">
            <text:p>1.136E+00</text:p>
          </table:table-cell>
          <table:table-cell table:style-name="ce5" table:formula="of:=([.B2]-2/SQRT(PI()))/(2/SQRT(PI()))" office:value-type="percentage" office:value="0.00684241000687829">
            <text:p>0.68%</text:p>
          </table:table-cell>
          <table:table-cell office:value-type="float" office:value="2.17818">
            <text:p>2.17818</text:p>
          </table:table-cell>
          <table:table-cell table:style-name="ce1" table:formula="of:=[.D2]/(1+[.C2])" office:value-type="float" office:value="2.16337728561227">
            <text:p>2.163E+00</text:p>
          </table:table-cell>
          <table:table-cell table:style-name="ce5" table:formula="of:=([.D2]-2.1295)/2.1295" office:value-type="percentage" office:value="0.0228598262502935">
            <text:p>2.29%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.131">
            <text:p>1.131E+00</text:p>
          </table:table-cell>
          <table:table-cell table:style-name="ce5" table:formula="of:=([.B3]-2/SQRT(PI()))/(2/SQRT(PI()))" office:value-type="percentage" office:value="0.00232265268706933">
            <text:p>0.23%</text:p>
          </table:table-cell>
          <table:table-cell office:value-type="float" office:value="2.15103">
            <text:p>2.15103</text:p>
          </table:table-cell>
          <table:table-cell table:style-name="ce1" table:formula="of:=[.D3]/(1+[.C3])" office:value-type="float" office:value="2.14604548169537">
            <text:p>2.146E+00</text:p>
          </table:table-cell>
          <table:table-cell table:style-name="ce5" table:formula="of:=([.D3]-2.1295)/2.1295" office:value-type="percentage" office:value="0.0101103545433199">
            <text:p>1.01%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.1294">
            <text:p>1.129E+00</text:p>
          </table:table-cell>
          <table:table-cell table:style-name="ce5" table:formula="of:=([.B4]-2/SQRT(PI()))/(2/SQRT(PI()))" office:value-type="percentage" office:value="0.000904689606344878">
            <text:p>0.09%</text:p>
          </table:table-cell>
          <table:table-cell office:value-type="float" office:value="2.13985">
            <text:p>2.13985</text:p>
          </table:table-cell>
          <table:table-cell table:style-name="ce1" table:formula="of:=[.D4]/(1+[.C4])" office:value-type="float" office:value="2.13791584975149">
            <text:p>2.138E+00</text:p>
          </table:table-cell>
          <table:table-cell table:style-name="ce5" table:formula="of:=([.D4]-2.1295)/2.1295" office:value-type="percentage" office:value="0.00486029584409479">
            <text:p>0.49%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formula="of:=[.C1]" office:value-type="float" office:value="0.0164136608017682">
            <text:p>1.641E-02</text:p>
          </table:table-cell>
          <table:table-cell table:style-name="ce1" table:formula="of:=[.F1]" office:value-type="float" office:value="0.0523597088518431">
            <text:p>5.236E-02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C2]" office:value-type="float" office:value="0.00684241000687829">
            <text:p>6.842E-03</text:p>
          </table:table-cell>
          <table:table-cell table:style-name="ce1" table:formula="of:=[.F2]" office:value-type="float" office:value="0.0228598262502935">
            <text:p>2.286E-02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table:formula="of:=[.C3]" office:value-type="float" office:value="0.00232265268706933">
            <text:p>2.323E-03</text:p>
          </table:table-cell>
          <table:table-cell table:style-name="ce1" table:formula="of:=[.F3]" office:value-type="float" office:value="0.0101103545433199">
            <text:p>1.011E-02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table:formula="of:=[.C4]" office:value-type="float" office:value="0.000904689606344878">
            <text:p>9.047E-04</text:p>
          </table:table-cell>
          <table:table-cell table:style-name="ce1" table:formula="of:=[.F4]" office:value-type="float" office:value="0.00486029584409479">
            <text:p>4.860E-03</text:p>
          </table:table-cell>
          <table:table-cell table:style-name="ce1" office:value-type="float" office:value="0.0060812397276356">
            <text:p>6.081E-03</text:p>
            <draw:frame table:end-cell-address="Sheet1.H22" table:end-x="0.3472in" table:end-y="0.0835in" draw:z-index="1" draw:style-name="gr1" svg:width="3.2528in" svg:height="1.9791in" svg:x="0.6504in" svg:y="0.0528in">
              <draw:object draw:notify-on-update-of-ranges="Sheet1.A1:Sheet1.A4 Sheet1.F1:Sheet1.F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>
            <draw:frame table:end-cell-address="Sheet1.E22" table:end-x="0.2287in" table:end-y="0.1665in" draw:z-index="0" draw:style-name="gr1" svg:width="2.5811in" svg:height="1.4898in" svg:x="0.3146in" svg:y="0.0937in">
              <draw:object draw:notify-on-update-of-ranges="Sheet1.A1:Sheet1.A4 Sheet1.C1:Sheet1.C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</table:table>
      <table:table table:name="heat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0.01">
            <text:p>0.01</text:p>
          </table:table-cell>
          <table:table-cell office:value-type="float" office:value="0.9925">
            <text:p>0.9925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9352">
            <text:p>0.9352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7682">
            <text:p>0.768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405">
            <text:p>0.6405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0.5933">
            <text:p>0.593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5532">
            <text:p>0.5532</text:p>
          </table:table-cell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0.5194">
            <text:p>0.51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893">
            <text:p>0.489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0.439">
            <text:p>0.43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985">
            <text:p>0.398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337">
            <text:p>0.33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2923">
            <text:p>0.292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2314">
            <text:p>0.231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767">
            <text:p>0.1767</text:p>
          </table:table-cell>
        </table:table-row>
      </table:table>
      <table:table table:name="couette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k</text:p>
          </table:table-cell>
          <table:table-cell office:value-type="string">
            <text:p>p_xz</text:p>
          </table:table-cell>
          <table:table-cell office:value-type="string">
            <text:p>M</text:p>
          </table:table-cell>
          <table:table-cell office:value-type="string">
            <text:p>Q</text:p>
          </table:table-cell>
          <table:table-cell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203">
            <text:p>0.203</text:p>
          </table:table-cell>
          <table:table-cell office:value-type="float" office:value="0.2029">
            <text:p>0.2029</text:p>
          </table:table-cell>
          <table:table-cell office:value-type="float" office:value="0.0023">
            <text:p>0.0023</text:p>
          </table:table-cell>
          <table:table-cell/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0.2768">
            <text:p>0.2768</text:p>
          </table:table-cell>
          <table:table-cell office:value-type="float" office:value="0.1878">
            <text:p>0.1878</text:p>
          </table:table-cell>
          <table:table-cell office:value-type="float" office:value="0.0041">
            <text:p>0.0041</text:p>
          </table:table-cell>
          <table:table-cell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3384">
            <text:p>0.3384</text:p>
          </table:table-cell>
          <table:table-cell office:value-type="float" office:value="0.1758">
            <text:p>0.1758</text:p>
          </table:table-cell>
          <table:table-cell office:value-type="float" office:value="0.0057">
            <text:p>0.0057</text:p>
          </table:table-cell>
          <table:table-cell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4354">
            <text:p>0.4354</text:p>
          </table:table-cell>
          <table:table-cell office:value-type="float" office:value="0.1577">
            <text:p>0.1577</text:p>
          </table:table-cell>
          <table:table-cell office:value-type="float" office:value="0.0079">
            <text:p>0.0079</text:p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5088">
            <text:p>0.5088</text:p>
          </table:table-cell>
          <table:table-cell office:value-type="float" office:value="0.1444">
            <text:p>0.1444</text:p>
          </table:table-cell>
          <table:table-cell office:value-type="float" office:value="0.0094">
            <text:p>0.0094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6132">
            <text:p>0.6132</text:p>
          </table:table-cell>
          <table:table-cell office:value-type="float" office:value="0.1258">
            <text:p>0.1258</text:p>
          </table:table-cell>
          <table:table-cell office:value-type="float" office:value="0.0108">
            <text:p>0.0108</text:p>
          </table:table-cell>
          <table:table-cell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6848">
            <text:p>0.6848</text:p>
          </table:table-cell>
          <table:table-cell office:value-type="float" office:value="0.113">
            <text:p>0.113</text:p>
          </table:table-cell>
          <table:table-cell office:value-type="float" office:value="0.0112">
            <text:p>0.011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374">
            <text:p>0.7374</text:p>
          </table:table-cell>
          <table:table-cell office:value-type="float" office:value="0.1034">
            <text:p>0.1034</text:p>
          </table:table-cell>
          <table:table-cell office:value-type="float" office:value="0.0113">
            <text:p>0.0113</text:p>
          </table:table-cell>
          <table:table-cell/>
        </table:table-row>
        <table:table-row table:style-name="ro1">
          <table:table-cell office:value-type="float" office:value="1.5">
            <text:p>1.5</text:p>
          </table:table-cell>
          <table:table-cell table:style-name="ce4" office:value-type="float" office:value="0.824">
            <text:p>0.824</text:p>
          </table:table-cell>
          <table:table-cell office:value-type="float" office:value="0.0869">
            <text:p>0.0869</text:p>
          </table:table-cell>
          <table:table-cell office:value-type="float" office:value="0.0109">
            <text:p>0.010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775">
            <text:p>0.8775</text:p>
          </table:table-cell>
          <table:table-cell office:value-type="float" office:value="0.0761">
            <text:p>0.0761</text:p>
          </table:table-cell>
          <table:table-cell office:value-type="float" office:value="0.0102">
            <text:p>0.010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941">
            <text:p>0.941</text:p>
          </table:table-cell>
          <table:table-cell office:value-type="float" office:value="0.0623">
            <text:p>0.0623</text:p>
          </table:table-cell>
          <table:table-cell office:value-type="float" office:value="0.0091">
            <text:p>0.009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9779">
            <text:p>0.9779</text:p>
          </table:table-cell>
          <table:table-cell office:value-type="float" office:value="0.0536">
            <text:p>0.0536</text:p>
          </table:table-cell>
          <table:table-cell office:value-type="float" office:value="0.0081">
            <text:p>0.008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0197">
            <text:p>1.0197</text:p>
          </table:table-cell>
          <table:table-cell office:value-type="float" office:value="0.0428">
            <text:p>0.0428</text:p>
          </table:table-cell>
          <table:table-cell office:value-type="float" office:value="0.0068">
            <text:p>0.006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0429">
            <text:p>1.0429</text:p>
          </table:table-cell>
          <table:table-cell office:value-type="float" office:value="0.0361">
            <text:p>0.0361</text:p>
          </table:table-cell>
          <table:table-cell office:value-type="float" office:value="0.0059">
            <text:p>0.005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0578">
            <text:p>1.0578</text:p>
          </table:table-cell>
          <table:table-cell office:value-type="float" office:value="0.0315">
            <text:p>0.0315</text:p>
          </table:table-cell>
          <table:table-cell office:value-type="float" office:value="0.0052">
            <text:p>0.005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.079">
            <text:p>1.079</text:p>
          </table:table-cell>
          <table:table-cell office:value-type="float" office:value="0.0244">
            <text:p>0.0244</text:p>
          </table:table-cell>
          <table:table-cell office:value-type="float" office:value="0.0042">
            <text:p>0.004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.0903">
            <text:p>1.0903</text:p>
          </table:table-cell>
          <table:table-cell office:value-type="float" office:value="0.0201">
            <text:p>0.0201</text:p>
          </table:table-cell>
          <table:table-cell office:value-type="float" office:value="0.0035">
            <text:p>0.003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float" office:value="0.01">
            <text:p>1.00E-02</text:p>
          </table:table-cell>
          <table:table-cell table:style-name="ce1" office:value-type="float" office:value="0.99139801">
            <text:p>9.914E-01</text:p>
          </table:table-cell>
          <table:table-cell/>
          <table:table-cell table:style-name="ce4" office:value-type="float" office:value="0.1">
            <text:p>0.1</text:p>
          </table:table-cell>
          <table:table-cell table:style-name="ce1" office:value-type="float" office:value="0.11892">
            <text:p>1.189E-01</text:p>
          </table:table-cell>
        </table:table-row>
        <table:table-row table:style-name="ro1">
          <table:table-cell table:style-name="ce3" office:value-type="float" office:value="0.02">
            <text:p>2.00E-02</text:p>
          </table:table-cell>
          <table:table-cell table:style-name="ce1" office:value-type="float" office:value="0.9831755">
            <text:p>9.832E-01</text:p>
          </table:table-cell>
          <table:table-cell/>
          <table:table-cell table:style-name="ce4" office:value-type="float" office:value="1">
            <text:p>1</text:p>
          </table:table-cell>
          <table:table-cell table:style-name="ce1" office:value-type="float" office:value="0.022451">
            <text:p>2.245E-02</text:p>
          </table:table-cell>
        </table:table-row>
        <table:table-row table:style-name="ro1">
          <table:table-cell table:style-name="ce3" office:value-type="float" office:value="0.1">
            <text:p>1.00E-01</text:p>
          </table:table-cell>
          <table:table-cell table:style-name="ce1" office:value-type="float" office:value="0.92579682">
            <text:p>9.258E-01</text:p>
          </table:table-cell>
          <table:table-cell/>
          <table:table-cell table:style-name="ce4" office:value-type="float" office:value="10">
            <text:p>10</text:p>
          </table:table-cell>
          <table:table-cell table:style-name="ce1" office:value-type="float" office:value="0.00030697">
            <text:p>3.070E-04</text:p>
          </table:table-cell>
        </table:table-row>
        <table:table-row table:style-name="ro1">
          <table:table-cell table:style-name="ce3" office:value-type="float" office:value="1">
            <text:p>1.00E+00</text:p>
          </table:table-cell>
          <table:table-cell table:style-name="ce1" office:value-type="float" office:value="0.60072919">
            <text:p>6.007E-01</text:p>
          </table:table-cell>
          <table:table-cell table:number-columns-repeated="3"/>
        </table:table-row>
        <table:table-row table:style-name="ro1">
          <table:table-cell table:style-name="ce3" office:value-type="float" office:value="1.25">
            <text:p>1.25E+00</text:p>
          </table:table-cell>
          <table:table-cell table:style-name="ce1" office:value-type="float" office:value="0.55110153">
            <text:p>5.511E-01</text:p>
          </table:table-cell>
          <table:table-cell table:number-columns-repeated="3"/>
        </table:table-row>
        <table:table-row table:style-name="ro1">
          <table:table-cell table:style-name="ce3" office:value-type="float" office:value="1.5">
            <text:p>1.50E+00</text:p>
          </table:table-cell>
          <table:table-cell table:style-name="ce1" office:value-type="float" office:value="0.50958224">
            <text:p>5.096E-01</text:p>
          </table:table-cell>
          <table:table-cell table:number-columns-repeated="3"/>
        </table:table-row>
        <table:table-row table:style-name="ro1">
          <table:table-cell table:style-name="ce3" office:value-type="float" office:value="1.75">
            <text:p>1.75E+00</text:p>
          </table:table-cell>
          <table:table-cell table:style-name="ce1" office:value-type="float" office:value="0.47421167">
            <text:p>4.742E-01</text:p>
          </table:table-cell>
          <table:table-cell table:number-columns-repeated="3"/>
        </table:table-row>
        <table:table-row table:style-name="ro1">
          <table:table-cell table:style-name="ce3" office:value-type="float" office:value="2">
            <text:p>2.00E+00</text:p>
          </table:table-cell>
          <table:table-cell table:style-name="ce1" office:value-type="float" office:value="0.44364669">
            <text:p>4.436E-01</text:p>
          </table:table-cell>
          <table:table-cell table:number-columns-repeated="3"/>
        </table:table-row>
        <table:table-row table:style-name="ro1">
          <table:table-cell table:style-name="ce3" office:value-type="float" office:value="2.5">
            <text:p>2.50E+00</text:p>
          </table:table-cell>
          <table:table-cell table:style-name="ce1" office:value-type="float" office:value="0.39334018">
            <text:p>3.933E-01</text:p>
          </table:table-cell>
          <table:table-cell table:number-columns-repeated="3"/>
        </table:table-row>
        <table:table-row table:style-name="ro1">
          <table:table-cell table:style-name="ce3" office:value-type="float" office:value="3">
            <text:p>3.00E+00</text:p>
          </table:table-cell>
          <table:table-cell table:style-name="ce1" office:value-type="float" office:value="0.35353372">
            <text:p>3.535E-01</text:p>
          </table:table-cell>
          <table:table-cell table:number-columns-repeated="3"/>
        </table:table-row>
        <table:table-row table:style-name="ro1">
          <table:table-cell table:style-name="ce3" office:value-type="float" office:value="4">
            <text:p>4.00E+00</text:p>
          </table:table-cell>
          <table:table-cell table:style-name="ce1" office:value-type="float" office:value="0.29431859">
            <text:p>2.943E-01</text:p>
          </table:table-cell>
          <table:table-cell table:number-columns-repeated="3"/>
        </table:table-row>
        <table:table-row table:style-name="ro1">
          <table:table-cell table:style-name="ce3" office:value-type="float" office:value="5">
            <text:p>5.00E+00</text:p>
          </table:table-cell>
          <table:table-cell table:style-name="ce1" office:value-type="float" office:value="0.25224614">
            <text:p>2.522E-01</text:p>
          </table:table-cell>
          <table:table-cell table:number-columns-repeated="3"/>
        </table:table-row>
        <table:table-row table:style-name="ro1">
          <table:table-cell table:style-name="ce3" office:value-type="float" office:value="7">
            <text:p>7.00E+00</text:p>
          </table:table-cell>
          <table:table-cell table:style-name="ce1" office:value-type="float" office:value="0.19627566">
            <text:p>1.963E-01</text:p>
          </table:table-cell>
          <table:table-cell table:number-columns-repeated="3"/>
        </table:table-row>
        <table:table-row table:style-name="ro1">
          <table:table-cell table:style-name="ce3" office:value-type="float" office:value="10">
            <text:p>1.00E+01</text:p>
          </table:table-cell>
          <table:table-cell table:style-name="ce1" office:value-type="float" office:value="0.14731246">
            <text:p>1.473E-01</text:p>
          </table:table-cell>
          <table:table-cell table:number-columns-repeated="3"/>
        </table:table-row>
        <table:table-row table:style-name="ro1">
          <table:table-cell table:style-name="ce3" office:value-type="float" office:value="20">
            <text:p>2.00E+01</text:p>
          </table:table-cell>
          <table:table-cell table:style-name="ce1" office:value-type="float" office:value="0.080447692">
            <text:p>8.045E-02</text:p>
          </table:table-cell>
          <table:table-cell table:number-columns-repeated="3"/>
        </table:table-row>
        <table:table-row table:style-name="ro1">
          <table:table-cell table:style-name="ce3" office:value-type="float" office:value="100">
            <text:p>1.00E+02</text:p>
          </table:table-cell>
          <table:table-cell table:style-name="ce1" office:value-type="float" office:value="0.017371483">
            <text:p>1.737E-02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4" number:min-integer-digits="1" number:min-exponent-digits="2"/>
    </number:number-style>
    <number:number-style style:name="N118">
      <number:scientific-number number:decimal-places="3" number:min-integer-digits="1" number:min-exponent-digits="2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8">02/08/2011</text:date>, <text:time>20:2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gozin Oleg</meta:initial-creator>
    <meta:creation-date>2011-01-21T02:31:31</meta:creation-date>
    <dc:date>2011-02-08T20:21:22</dc:date>
    <dc:creator>Rogozin Oleg</dc:creator>
    <meta:editing-duration>PT54H37M29S</meta:editing-duration>
    <meta:editing-cycles>4</meta:editing-cycles>
    <meta:generator>OpenOffice.org/3.2$Unix OpenOffice.org_project/320m19$Build-9505</meta:generator>
    <meta:document-statistic meta:table-count="3" meta:cell-count="17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11">
      <style:chart-properties chart:display-label="true" chart:logarithmic="tru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.557cm" svg:height="3.785cm" xlink:href=".." chart:class="chart:scatter" chart:style-name="ch1">
        <chart:plot-area chart:style-name="ch2" table:cell-range-address="Sheet1.A1:Sheet1.A4 Sheet1.C1:Sheet1.C4" svg:x="0.131cm" svg:y="0.075cm" svg:width="6.295cm" svg:height="3.635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4" chart:class="chart:scatter">
            <chart:domain table:cell-range-address="Sheet1.A1:Sheet1.A4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 text:id="Sheet1.A1:Sheet1.A4">10</text:p>
              </table:table-cell>
              <table:table-cell office:value-type="float" office:value="0.0164136608017682">
                <text:p text:id="Sheet1.C1:Sheet1.C4">0.016413660801768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00684241000687829">
                <text:p>0.006842410006878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0.00232265268706933">
                <text:p>0.002322652687069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00904689606344878">
                <text:p>0.0009046896063448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11">
      <style:chart-properties chart:display-label="true" chart:logarithmic="tru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11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263cm" svg:height="5.028cm" xlink:href=".." chart:class="chart:scatter" chart:style-name="ch1">
        <chart:plot-area chart:style-name="ch2" table:cell-range-address="Sheet1.A1:Sheet1.A4 Sheet1.F1:Sheet1.F4" svg:x="0.165cm" svg:y="0.1cm" svg:width="7.933cm" svg:height="4.828cm"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eet1.F1:Sheet1.F4" chart:class="chart:scatter">
            <chart:domain table:cell-range-address="Sheet1.A1:Sheet1.A4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 text:id="Sheet1.A1:Sheet1.A4">10</text:p>
              </table:table-cell>
              <table:table-cell office:value-type="float" office:value="0.0523597088518431">
                <text:p text:id="Sheet1.F1:Sheet1.F4">0.052359708851843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0228598262502935">
                <text:p>0.02285982625029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0.0101103545433199">
                <text:p>0.01011035454331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0486029584409479">
                <text:p>0.004860295844094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